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3.1976in" svg:height="1.7984in" svg:x="18.639in" svg:y="0.1831in">
            <draw:object draw:notify-on-update-of-ranges="ratio.R3:ratio.R14 ratio.S3:ratio.S14 ratio.T3:ratio.T1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.8181in" svg:height="2.1476in" svg:x="18.639in" svg:y="2.8445in">
            <draw:object draw:notify-on-update-of-ranges="ratio.R18:ratio.R28 ratio.S18:ratio.S28 ratio.T18:ratio.T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2.8339in" svg:height="1.5941in" svg:x="18.6673in" svg:y="5.3339in">
            <draw:object draw:notify-on-update-of-ranges="ratio.R32:ratio.R39 ratio.S32:ratio.S39 ratio.T32:ratio.T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2.4126in" svg:height="1.3571in" svg:x="18.6673in" svg:y="7.2894in">
            <draw:object draw:notify-on-update-of-ranges="ratio.R43:ratio.R49 ratio.S43:ratio.S49 ratio.T43:ratio.T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7.1945in" svg:height="4.0469in" svg:x="18.6673in" svg:y="9.0669in">
            <draw:object draw:notify-on-update-of-ranges="ratio.R53:ratio.R74 ratio.S53:ratio.S74 ratio.T53:ratio.T7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1.7232in" svg:height="8.113in" svg:x="18.6673in" svg:y="13.5118in">
            <draw:object draw:notify-on-update-of-ranges="ratio.R78:ratio.R130 ratio.S78:ratio.S130 ratio.T78:ratio.T13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4.3382in" svg:height="2.4402in" svg:x="18.6673in" svg:y="23.4669in">
            <draw:object draw:notify-on-update-of-ranges="ratio.R134:ratio.R146 ratio.S134:ratio.S146 ratio.T134:ratio.T1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4.7122in" svg:height="2.6504in" svg:x="18.6673in" svg:y="26.311in">
            <draw:object draw:notify-on-update-of-ranges="ratio.R150:ratio.R163 ratio.S150:ratio.S163 ratio.T150:ratio.T16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4"/>
        </table:table-row>
      </table:table>
      <table:table table:name="%rgb" table:style-name="ta1"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MAX([.R135:.T135])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6"/>
        </table:table-row>
      </table:table>
      <table:table table:name="corr" table:style-name="ta1">
        <table:shapes>
          <draw:frame draw:z-index="0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711in" svg:height="5.4622in" svg:x="31.111in" svg:y="5.8673in">
            <draw:object draw:notify-on-update-of-ranges="ratio.B35:corr.B41 ratio.C35:corr.C41 ratio.D35:corr.D41 ratio.E35:corr.E41 ratio.F35:corr.F41 ratio.G35:corr.G41 ratio.H35:corr.H41 ratio.I35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4:26:54.485096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7T17:30:40.666341664</dc:date>
    <meta:editing-duration>PT23H21M56S</meta:editing-duration>
    <meta:editing-cycles>129</meta:editing-cycles>
    <meta:generator>LibreOffice/4.2.8.2$Linux_X86_64 LibreOffice_project/420m0$Build-2</meta:generator>
    <meta:document-statistic meta:table-count="3" meta:cell-count="693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199cm" svg:height="4.05cm" xlink:href=".." xlink:type="simple" chart:class="chart:line" chart:style-name="ch1">
        <chart:legend chart:legend-position="end" svg:x="4.347cm" svg:y="1.228cm" style:legend-expansion="high" chart:style-name="ch2"/>
        <chart:plot-area chart:style-name="ch3" table:cell-range-address="ratio.R32:ratio.T39" svg:x="0.143cm" svg:y="0.081cm" svg:width="4.061cm" svg:height="3.888cm">
          <chartooo:coordinate-region svg:x="0.764cm" svg:y="0.281cm" svg:width="3.346cm" svg:height="3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2:ratio.R39" chart:class="chart:line">
            <chart:data-point chart:repeated="8"/>
          </chart:series>
          <chart:series chart:style-name="ch7" chart:values-cell-range-address="ratio.S32:ratio.S39" chart:class="chart:line">
            <chart:data-point chart:repeated="8"/>
          </chart:series>
          <chart:series chart:style-name="ch8" chart:values-cell-range-address="ratio.T32:ratio.T3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324">
                <text:p>58.324</text:p>
                <draw:g>
                  <svg:desc>ratio.R32:ratio.R39</svg:desc>
                </draw:g>
              </table:table-cell>
              <table:table-cell office:value-type="float" office:value="64.0397">
                <text:p>64.0397</text:p>
                <draw:g>
                  <svg:desc>ratio.S32:ratio.S39</svg:desc>
                </draw:g>
              </table:table-cell>
              <table:table-cell office:value-type="float" office:value="67.7722">
                <text:p>67.7722</text:p>
                <draw:g>
                  <svg:desc>ratio.T32:ratio.T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3358">
                <text:p>62.3358</text:p>
              </table:table-cell>
              <table:table-cell office:value-type="float" office:value="66.6513">
                <text:p>66.6513</text:p>
              </table:table-cell>
              <table:table-cell office:value-type="float" office:value="70.4233">
                <text:p>70.4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6399">
                <text:p>64.6399</text:p>
              </table:table-cell>
              <table:table-cell office:value-type="float" office:value="70.9756">
                <text:p>70.9756</text:p>
              </table:table-cell>
              <table:table-cell office:value-type="float" office:value="75.8903">
                <text:p>75.8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2956">
                <text:p>62.2956</text:p>
              </table:table-cell>
              <table:table-cell office:value-type="float" office:value="64.5527">
                <text:p>64.5527</text:p>
              </table:table-cell>
              <table:table-cell office:value-type="float" office:value="67.7626">
                <text:p>67.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7951">
                <text:p>56.7951</text:p>
              </table:table-cell>
              <table:table-cell office:value-type="float" office:value="61.2806">
                <text:p>61.2806</text:p>
              </table:table-cell>
              <table:table-cell office:value-type="float" office:value="64.5271">
                <text:p>64.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632">
                <text:p>64.632</text:p>
              </table:table-cell>
              <table:table-cell office:value-type="float" office:value="71.1976">
                <text:p>71.1976</text:p>
              </table:table-cell>
              <table:table-cell office:value-type="float" office:value="75.2851">
                <text:p>75.2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859">
                <text:p>65.9859</text:p>
              </table:table-cell>
              <table:table-cell office:value-type="float" office:value="70.3629">
                <text:p>70.3629</text:p>
              </table:table-cell>
              <table:table-cell office:value-type="float" office:value="74.2067">
                <text:p>74.2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1694">
                <text:p>60.1694</text:p>
              </table:table-cell>
              <table:table-cell office:value-type="float" office:value="64.5433">
                <text:p>64.5433</text:p>
              </table:table-cell>
              <table:table-cell office:value-type="float" office:value="67.9821">
                <text:p>67.98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29cm" svg:height="3.448cm" xlink:href=".." xlink:type="simple" chart:class="chart:line" chart:style-name="ch1">
        <chart:legend chart:legend-position="end" svg:x="3.277cm" svg:y="0.927cm" style:legend-expansion="high" chart:style-name="ch2"/>
        <chart:plot-area chart:style-name="ch3" table:cell-range-address="ratio.R43:ratio.T49" svg:x="0.122cm" svg:y="0.068cm" svg:width="3.033cm" svg:height="3.312cm">
          <chartooo:coordinate-region svg:x="0.929cm" svg:y="0.267cm" svg:width="2.132cm" svg:height="2.4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43:ratio.R49" chart:class="chart:line">
            <chart:data-point chart:repeated="7"/>
          </chart:series>
          <chart:series chart:style-name="ch7" chart:values-cell-range-address="ratio.S43:ratio.S49" chart:class="chart:line">
            <chart:data-point chart:repeated="7"/>
          </chart:series>
          <chart:series chart:style-name="ch8" chart:values-cell-range-address="ratio.T43:ratio.T4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938">
                <text:p>45.0938</text:p>
                <draw:g>
                  <svg:desc>ratio.R43:ratio.R49</svg:desc>
                </draw:g>
              </table:table-cell>
              <table:table-cell office:value-type="float" office:value="48.8813">
                <text:p>48.8813</text:p>
                <draw:g>
                  <svg:desc>ratio.S43:ratio.S49</svg:desc>
                </draw:g>
              </table:table-cell>
              <table:table-cell office:value-type="float" office:value="42.2">
                <text:p>42.2</text:p>
                <draw:g>
                  <svg:desc>ratio.T43:ratio.T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114">
                <text:p>56.5114</text:p>
              </table:table-cell>
              <table:table-cell office:value-type="float" office:value="62.8608">
                <text:p>62.8608</text:p>
              </table:table-cell>
              <table:table-cell office:value-type="float" office:value="54.5063">
                <text:p>54.5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926">
                <text:p>45.1926</text:p>
              </table:table-cell>
              <table:table-cell office:value-type="float" office:value="49.75">
                <text:p>49.75</text:p>
              </table:table-cell>
              <table:table-cell office:value-type="float" office:value="43.0738">
                <text:p>43.0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839">
                <text:p>68.4839</text:p>
              </table:table-cell>
              <table:table-cell office:value-type="float" office:value="80.1702">
                <text:p>80.1702</text:p>
              </table:table-cell>
              <table:table-cell office:value-type="float" office:value="69.5013">
                <text:p>69.5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22">
                <text:p>37.322</text:p>
              </table:table-cell>
              <table:table-cell office:value-type="float" office:value="41.5763">
                <text:p>41.5763</text:p>
              </table:table-cell>
              <table:table-cell office:value-type="float" office:value="36.0085">
                <text:p>36.0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9278">
                <text:p>68.9278</text:p>
              </table:table-cell>
              <table:table-cell office:value-type="float" office:value="78.9129">
                <text:p>78.9129</text:p>
              </table:table-cell>
              <table:table-cell office:value-type="float" office:value="70.851">
                <text:p>70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2444">
                <text:p>32.2444</text:p>
              </table:table-cell>
              <table:table-cell office:value-type="float" office:value="34.2889">
                <text:p>34.2889</text:p>
              </table:table-cell>
              <table:table-cell office:value-type="float" office:value="30.8444">
                <text:p>30.84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75cm" svg:height="10.28cm" xlink:href=".." xlink:type="simple" chart:class="chart:line" chart:style-name="ch1">
        <chart:legend chart:legend-position="end" svg:x="15.423cm" svg:y="4.343cm" style:legend-expansion="high" chart:style-name="ch2"/>
        <chart:plot-area chart:style-name="ch3" table:cell-range-address="ratio.R53:ratio.T74" svg:x="0.365cm" svg:y="0.205cm" svg:width="14.693cm" svg:height="9.87cm">
          <chartooo:coordinate-region svg:x="0.986cm" svg:y="0.404cm" svg:width="13.885cm" svg:height="9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53:ratio.R74" chart:class="chart:line">
            <chart:data-point chart:repeated="22"/>
          </chart:series>
          <chart:series chart:style-name="ch7" chart:values-cell-range-address="ratio.S53:ratio.S74" chart:class="chart:line">
            <chart:data-point chart:repeated="22"/>
          </chart:series>
          <chart:series chart:style-name="ch8" chart:values-cell-range-address="ratio.T53:ratio.T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41">
                <text:p>13.441</text:p>
                <draw:g>
                  <svg:desc>ratio.R53:ratio.R74</svg:desc>
                </draw:g>
              </table:table-cell>
              <table:table-cell office:value-type="float" office:value="12.3961">
                <text:p>12.3961</text:p>
                <draw:g>
                  <svg:desc>ratio.S53:ratio.S74</svg:desc>
                </draw:g>
              </table:table-cell>
              <table:table-cell office:value-type="float" office:value="11.9916">
                <text:p>11.9916</text:p>
                <draw:g>
                  <svg:desc>ratio.T53:ratio.T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5">
                <text:p>17.15</text:p>
              </table:table-cell>
              <table:table-cell office:value-type="float" office:value="17.5111">
                <text:p>17.5111</text:p>
              </table:table-cell>
              <table:table-cell office:value-type="float" office:value="17.5797">
                <text:p>17.5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624">
                <text:p>19.5624</text:p>
              </table:table-cell>
              <table:table-cell office:value-type="float" office:value="20.1647">
                <text:p>20.1647</text:p>
              </table:table-cell>
              <table:table-cell office:value-type="float" office:value="20.2011">
                <text:p>20.2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479">
                <text:p>13.0479</text:p>
              </table:table-cell>
              <table:table-cell office:value-type="float" office:value="13.1658">
                <text:p>13.1658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971">
                <text:p>12.3971</text:p>
              </table:table-cell>
              <table:table-cell office:value-type="float" office:value="13.6078">
                <text:p>13.6078</text:p>
              </table:table-cell>
              <table:table-cell office:value-type="float" office:value="13.5835">
                <text:p>13.5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942">
                <text:p>13.3942</text:p>
              </table:table-cell>
              <table:table-cell office:value-type="float" office:value="16.0717">
                <text:p>16.0717</text:p>
              </table:table-cell>
              <table:table-cell office:value-type="float" office:value="16.037">
                <text:p>16.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796">
                <text:p>16.7796</text:p>
              </table:table-cell>
              <table:table-cell office:value-type="float" office:value="19.7767">
                <text:p>19.7767</text:p>
              </table:table-cell>
              <table:table-cell office:value-type="float" office:value="20.5958">
                <text:p>20.5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427">
                <text:p>19.9427</text:p>
              </table:table-cell>
              <table:table-cell office:value-type="float" office:value="22.2803">
                <text:p>22.2803</text:p>
              </table:table-cell>
              <table:table-cell office:value-type="float" office:value="23.569">
                <text:p>23.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503">
                <text:p>24.1503</text:p>
              </table:table-cell>
              <table:table-cell office:value-type="float" office:value="27.4746">
                <text:p>27.4746</text:p>
              </table:table-cell>
              <table:table-cell office:value-type="float" office:value="28.7578">
                <text:p>28.7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627">
                <text:p>23.8627</text:p>
              </table:table-cell>
              <table:table-cell office:value-type="float" office:value="27.8538">
                <text:p>27.8538</text:p>
              </table:table-cell>
              <table:table-cell office:value-type="float" office:value="28.5581">
                <text:p>28.5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3429">
                <text:p>21.3429</text:p>
              </table:table-cell>
              <table:table-cell office:value-type="float" office:value="25.3381">
                <text:p>25.3381</text:p>
              </table:table-cell>
              <table:table-cell office:value-type="float" office:value="27.781">
                <text:p>27.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926">
                <text:p>49.5926</text:p>
              </table:table-cell>
              <table:table-cell office:value-type="float" office:value="52.2593">
                <text:p>52.25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0968">
                <text:p>30.0968</text:p>
              </table:table-cell>
              <table:table-cell office:value-type="float" office:value="36.5484">
                <text:p>36.5484</text:p>
              </table:table-cell>
              <table:table-cell office:value-type="float" office:value="37.7097">
                <text:p>37.7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522">
                <text:p>29.6522</text:p>
              </table:table-cell>
              <table:table-cell office:value-type="float" office:value="32.9022">
                <text:p>32.9022</text:p>
              </table:table-cell>
              <table:table-cell office:value-type="float" office:value="32.2935">
                <text:p>32.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781">
                <text:p>15.9781</text:p>
              </table:table-cell>
              <table:table-cell office:value-type="float" office:value="15.8063">
                <text:p>15.8063</text:p>
              </table:table-cell>
              <table:table-cell office:value-type="float" office:value="15.6219">
                <text:p>15.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546">
                <text:p>17.9546</text:p>
              </table:table-cell>
              <table:table-cell office:value-type="float" office:value="18.3273">
                <text:p>18.3273</text:p>
              </table:table-cell>
              <table:table-cell office:value-type="float" office:value="18.2059">
                <text:p>18.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89">
                <text:p>12.5589</text:p>
              </table:table-cell>
              <table:table-cell office:value-type="float" office:value="12.4364">
                <text:p>12.4364</text:p>
              </table:table-cell>
              <table:table-cell office:value-type="float" office:value="12.9621">
                <text:p>12.9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48727">
                <text:p>9.48727</text:p>
              </table:table-cell>
              <table:table-cell office:value-type="float" office:value="9.2965">
                <text:p>9.2965</text:p>
              </table:table-cell>
              <table:table-cell office:value-type="float" office:value="9.25217">
                <text:p>9.2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1184">
                <text:p>9.41184</text:p>
              </table:table-cell>
              <table:table-cell office:value-type="float" office:value="8.95121">
                <text:p>8.95121</text:p>
              </table:table-cell>
              <table:table-cell office:value-type="float" office:value="9.29385">
                <text:p>9.29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8559">
                <text:p>9.88559</text:p>
              </table:table-cell>
              <table:table-cell office:value-type="float" office:value="9.57184">
                <text:p>9.57184</text:p>
              </table:table-cell>
              <table:table-cell office:value-type="float" office:value="10.0159">
                <text:p>10.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4575">
                <text:p>9.04575</text:p>
              </table:table-cell>
              <table:table-cell office:value-type="float" office:value="8.715">
                <text:p>8.715</text:p>
              </table:table-cell>
              <table:table-cell office:value-type="float" office:value="8.72955">
                <text:p>8.72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6984">
                <text:p>9.16984</text:p>
              </table:table-cell>
              <table:table-cell office:value-type="float" office:value="8.8727">
                <text:p>8.8727</text:p>
              </table:table-cell>
              <table:table-cell office:value-type="float" office:value="8.53592">
                <text:p>8.535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78cm" svg:height="20.608cm" xlink:href=".." xlink:type="simple" chart:class="chart:line" chart:style-name="ch1">
        <chart:legend chart:legend-position="end" svg:x="26.926cm" svg:y="9.507cm" style:legend-expansion="high" chart:style-name="ch2"/>
        <chart:plot-area chart:style-name="ch3" table:cell-range-address="ratio.R78:ratio.T130" svg:x="0.595cm" svg:y="0.412cm" svg:width="25.736cm" svg:height="19.784cm">
          <chartooo:coordinate-region svg:x="1.216cm" svg:y="0.612cm" svg:width="24.928cm" svg:height="18.9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78:ratio.R130" chart:class="chart:line">
            <chart:data-point chart:repeated="53"/>
          </chart:series>
          <chart:series chart:style-name="ch7" chart:values-cell-range-address="ratio.S78:ratio.S130" chart:class="chart:line">
            <chart:data-point chart:repeated="53"/>
          </chart:series>
          <chart:series chart:style-name="ch8" chart:values-cell-range-address="ratio.T78:ratio.T130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884">
                <text:p>22.8884</text:p>
                <draw:g>
                  <svg:desc>ratio.R78:ratio.R130</svg:desc>
                </draw:g>
              </table:table-cell>
              <table:table-cell office:value-type="float" office:value="28.605">
                <text:p>28.605</text:p>
                <draw:g>
                  <svg:desc>ratio.S78:ratio.S130</svg:desc>
                </draw:g>
              </table:table-cell>
              <table:table-cell office:value-type="float" office:value="34.6146">
                <text:p>34.6146</text:p>
                <draw:g>
                  <svg:desc>ratio.T78:ratio.T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934">
                <text:p>16.8934</text:p>
              </table:table-cell>
              <table:table-cell office:value-type="float" office:value="28.708">
                <text:p>28.708</text:p>
              </table:table-cell>
              <table:table-cell office:value-type="float" office:value="38.2348">
                <text:p>3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916">
                <text:p>13.7916</text:p>
              </table:table-cell>
              <table:table-cell office:value-type="float" office:value="25.1325">
                <text:p>25.1325</text:p>
              </table:table-cell>
              <table:table-cell office:value-type="float" office:value="33.3192">
                <text:p>33.3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724">
                <text:p>22.0724</text:p>
              </table:table-cell>
              <table:table-cell office:value-type="float" office:value="31.344">
                <text:p>31.344</text:p>
              </table:table-cell>
              <table:table-cell office:value-type="float" office:value="38.7332">
                <text:p>38.7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69">
                <text:p>29.969</text:p>
              </table:table-cell>
              <table:table-cell office:value-type="float" office:value="36.8563">
                <text:p>36.8563</text:p>
              </table:table-cell>
              <table:table-cell office:value-type="float" office:value="42.474">
                <text:p>42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197">
                <text:p>34.1197</text:p>
              </table:table-cell>
              <table:table-cell office:value-type="float" office:value="37.499">
                <text:p>37.499</text:p>
              </table:table-cell>
              <table:table-cell office:value-type="float" office:value="40.1351">
                <text:p>40.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0573">
                <text:p>27.0573</text:p>
              </table:table-cell>
              <table:table-cell office:value-type="float" office:value="30.1434">
                <text:p>30.1434</text:p>
              </table:table-cell>
              <table:table-cell office:value-type="float" office:value="32.7957">
                <text:p>32.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007">
                <text:p>15.2007</text:p>
              </table:table-cell>
              <table:table-cell office:value-type="float" office:value="15.744">
                <text:p>15.744</text:p>
              </table:table-cell>
              <table:table-cell office:value-type="float" office:value="14.8895">
                <text:p>14.8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0181">
                <text:p>26.0181</text:p>
              </table:table-cell>
              <table:table-cell office:value-type="float" office:value="27.9947">
                <text:p>27.9947</text:p>
              </table:table-cell>
              <table:table-cell office:value-type="float" office:value="30.794">
                <text:p>30.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828">
                <text:p>29.8828</text:p>
              </table:table-cell>
              <table:table-cell office:value-type="float" office:value="30.5641">
                <text:p>30.5641</text:p>
              </table:table-cell>
              <table:table-cell office:value-type="float" office:value="30.771">
                <text:p>30.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5995">
                <text:p>19.5995</text:p>
              </table:table-cell>
              <table:table-cell office:value-type="float" office:value="17.0956">
                <text:p>17.095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831">
                <text:p>10.9831</text:p>
              </table:table-cell>
              <table:table-cell office:value-type="float" office:value="14.2881">
                <text:p>14.2881</text:p>
              </table:table-cell>
              <table:table-cell office:value-type="float" office:value="18.5424">
                <text:p>18.5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618">
                <text:p>12.1618</text:p>
              </table:table-cell>
              <table:table-cell office:value-type="float" office:value="11.4461">
                <text:p>11.4461</text:p>
              </table:table-cell>
              <table:table-cell office:value-type="float" office:value="9.89706">
                <text:p>9.89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2251">
                <text:p>9.12251</text:p>
              </table:table-cell>
              <table:table-cell office:value-type="float" office:value="8.69516">
                <text:p>8.69516</text:p>
              </table:table-cell>
              <table:table-cell office:value-type="float" office:value="11.0684">
                <text:p>11.0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492">
                <text:p>10.5492</text:p>
              </table:table-cell>
              <table:table-cell office:value-type="float" office:value="10.8525">
                <text:p>10.85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1534">
                <text:p>9.91534</text:p>
              </table:table-cell>
              <table:table-cell office:value-type="float" office:value="10.1958">
                <text:p>10.1958</text:p>
              </table:table-cell>
              <table:table-cell office:value-type="float" office:value="11.1164">
                <text:p>11.1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6286">
                <text:p>14.6286</text:p>
              </table:table-cell>
              <table:table-cell office:value-type="float" office:value="11.4571">
                <text:p>11.4571</text:p>
              </table:table-cell>
              <table:table-cell office:value-type="float" office:value="12.3429">
                <text:p>12.3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252">
                <text:p>10.8252</text:p>
              </table:table-cell>
              <table:table-cell office:value-type="float" office:value="11.5989">
                <text:p>11.5989</text:p>
              </table:table-cell>
              <table:table-cell office:value-type="float" office:value="13.1232">
                <text:p>13.1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3">
                <text:p>12.023</text:p>
              </table:table-cell>
              <table:table-cell office:value-type="float" office:value="14.3477">
                <text:p>14.3477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63">
                <text:p>13.63</text:p>
              </table:table-cell>
              <table:table-cell office:value-type="float" office:value="15.7643">
                <text:p>15.7643</text:p>
              </table:table-cell>
              <table:table-cell office:value-type="float" office:value="17.0396">
                <text:p>17.0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6485">
                <text:p>14.6485</text:p>
              </table:table-cell>
              <table:table-cell office:value-type="float" office:value="15.2796">
                <text:p>15.2796</text:p>
              </table:table-cell>
              <table:table-cell office:value-type="float" office:value="16.9281">
                <text:p>16.9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0528">
                <text:p>14.0528</text:p>
              </table:table-cell>
              <table:table-cell office:value-type="float" office:value="16.1314">
                <text:p>16.1314</text:p>
              </table:table-cell>
              <table:table-cell office:value-type="float" office:value="18.1856">
                <text:p>18.1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8401">
                <text:p>12.8401</text:p>
              </table:table-cell>
              <table:table-cell office:value-type="float" office:value="15.5674">
                <text:p>15.5674</text:p>
              </table:table-cell>
              <table:table-cell office:value-type="float" office:value="17.6199">
                <text:p>17.6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003">
                <text:p>10.1003</text:p>
              </table:table-cell>
              <table:table-cell office:value-type="float" office:value="14.6773">
                <text:p>14.6773</text:p>
              </table:table-cell>
              <table:table-cell office:value-type="float" office:value="17.8573">
                <text:p>17.8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3061">
                <text:p>10.3061</text:p>
              </table:table-cell>
              <table:table-cell office:value-type="float" office:value="14.1731">
                <text:p>14.1731</text:p>
              </table:table-cell>
              <table:table-cell office:value-type="float" office:value="17.1175">
                <text:p>17.1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878">
                <text:p>7.20878</text:p>
              </table:table-cell>
              <table:table-cell office:value-type="float" office:value="12.511">
                <text:p>12.511</text:p>
              </table:table-cell>
              <table:table-cell office:value-type="float" office:value="17.0101">
                <text:p>17.0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9348">
                <text:p>6.39348</text:p>
              </table:table-cell>
              <table:table-cell office:value-type="float" office:value="12.1085">
                <text:p>12.1085</text:p>
              </table:table-cell>
              <table:table-cell office:value-type="float" office:value="15.9611">
                <text:p>15.9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7176">
                <text:p>13.7176</text:p>
              </table:table-cell>
              <table:table-cell office:value-type="float" office:value="17.6259">
                <text:p>17.6259</text:p>
              </table:table-cell>
              <table:table-cell office:value-type="float" office:value="18.5969">
                <text:p>18.5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154">
                <text:p>14.2154</text:p>
              </table:table-cell>
              <table:table-cell office:value-type="float" office:value="15">
                <text:p>15</text:p>
              </table:table-cell>
              <table:table-cell office:value-type="float" office:value="16.8769">
                <text:p>16.8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737">
                <text:p>12.0737</text:p>
              </table:table-cell>
              <table:table-cell office:value-type="float" office:value="14.8173">
                <text:p>14.8173</text:p>
              </table:table-cell>
              <table:table-cell office:value-type="float" office:value="17.6635">
                <text:p>17.6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135">
                <text:p>12.5135</text:p>
              </table:table-cell>
              <table:table-cell office:value-type="float" office:value="14.6351">
                <text:p>14.6351</text:p>
              </table:table-cell>
              <table:table-cell office:value-type="float" office:value="15.6757">
                <text:p>15.6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9474">
                <text:p>12.9474</text:p>
              </table:table-cell>
              <table:table-cell office:value-type="float" office:value="10.807">
                <text:p>10.807</text:p>
              </table:table-cell>
              <table:table-cell office:value-type="float" office:value="11.6842">
                <text:p>11.6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741">
                <text:p>14.3741</text:p>
              </table:table-cell>
              <table:table-cell office:value-type="float" office:value="12.777">
                <text:p>12.777</text:p>
              </table:table-cell>
              <table:table-cell office:value-type="float" office:value="12.6906">
                <text:p>12.6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81">
                <text:p>11.981</text:p>
              </table:table-cell>
              <table:table-cell office:value-type="float" office:value="13.3481">
                <text:p>13.3481</text:p>
              </table:table-cell>
              <table:table-cell office:value-type="float" office:value="13.6772">
                <text:p>13.6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938">
                <text:p>12.7938</text:p>
              </table:table-cell>
              <table:table-cell office:value-type="float" office:value="11.6562">
                <text:p>11.6562</text:p>
              </table:table-cell>
              <table:table-cell office:value-type="float" office:value="14.1375">
                <text:p>14.1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385">
                <text:p>11.3385</text:p>
              </table:table-cell>
              <table:table-cell office:value-type="float" office:value="11.1823">
                <text:p>11.1823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3065">
                <text:p>13.3065</text:p>
              </table:table-cell>
              <table:table-cell office:value-type="float" office:value="9.6129">
                <text:p>9.6129</text:p>
              </table:table-cell>
              <table:table-cell office:value-type="float" office:value="10.2419">
                <text:p>10.2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8602">
                <text:p>9.68602</text:p>
              </table:table-cell>
              <table:table-cell office:value-type="float" office:value="8.48813">
                <text:p>8.48813</text:p>
              </table:table-cell>
              <table:table-cell office:value-type="float" office:value="9.53562">
                <text:p>9.535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2cm" svg:height="6.199cm" xlink:href=".." xlink:type="simple" chart:class="chart:line" chart:style-name="ch1">
        <chart:legend chart:legend-position="end" svg:x="8.168cm" svg:y="2.302cm" style:legend-expansion="high" chart:style-name="ch2"/>
        <chart:plot-area chart:style-name="ch3" table:cell-range-address="ratio.R134:ratio.T146" svg:x="0.22cm" svg:y="0.123cm" svg:width="7.728cm" svg:height="5.953cm">
          <chartooo:coordinate-region svg:x="0.841cm" svg:y="0.322cm" svg:width="6.921cm" svg:height="5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34:ratio.R146" chart:class="chart:line">
            <chart:data-point chart:repeated="13"/>
          </chart:series>
          <chart:series chart:style-name="ch7" chart:values-cell-range-address="ratio.S134:ratio.S146" chart:class="chart:line">
            <chart:data-point chart:repeated="13"/>
          </chart:series>
          <chart:series chart:style-name="ch8" chart:values-cell-range-address="ratio.T134:ratio.T14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7531">
                <text:p>25.7531</text:p>
                <draw:g>
                  <svg:desc>ratio.R134:ratio.R146</svg:desc>
                </draw:g>
              </table:table-cell>
              <table:table-cell office:value-type="float" office:value="26.9335">
                <text:p>26.9335</text:p>
                <draw:g>
                  <svg:desc>ratio.S134:ratio.S146</svg:desc>
                </draw:g>
              </table:table-cell>
              <table:table-cell office:value-type="float" office:value="27.2388">
                <text:p>27.2388</text:p>
                <draw:g>
                  <svg:desc>ratio.T134:ratio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83">
                <text:p>17.7583</text:p>
              </table:table-cell>
              <table:table-cell office:value-type="float" office:value="19.8207">
                <text:p>19.8207</text:p>
              </table:table-cell>
              <table:table-cell office:value-type="float" office:value="21.6433">
                <text:p>21.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629">
                <text:p>10.3629</text:p>
              </table:table-cell>
              <table:table-cell office:value-type="float" office:value="10.6687">
                <text:p>10.6687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9568">
                <text:p>38.9568</text:p>
              </table:table-cell>
              <table:table-cell office:value-type="float" office:value="29.4733">
                <text:p>29.4733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583">
                <text:p>20.2583</text:p>
              </table:table-cell>
              <table:table-cell office:value-type="float" office:value="19.8491">
                <text:p>19.8491</text:p>
              </table:table-cell>
              <table:table-cell office:value-type="float" office:value="19.7913">
                <text:p>19.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794">
                <text:p>8.38794</text:p>
              </table:table-cell>
              <table:table-cell office:value-type="float" office:value="6.65025">
                <text:p>6.65025</text:p>
              </table:table-cell>
              <table:table-cell office:value-type="float" office:value="5.77688">
                <text:p>5.7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41">
                <text:p>16.0841</text:p>
              </table:table-cell>
              <table:table-cell office:value-type="float" office:value="20.0156">
                <text:p>20.0156</text:p>
              </table:table-cell>
              <table:table-cell office:value-type="float" office:value="21.0312">
                <text:p>21.0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092">
                <text:p>24.8092</text:p>
              </table:table-cell>
              <table:table-cell office:value-type="float" office:value="22.4755">
                <text:p>22.4755</text:p>
              </table:table-cell>
              <table:table-cell office:value-type="float" office:value="21.2226">
                <text:p>21.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22">
                <text:p>17.722</text:p>
              </table:table-cell>
              <table:table-cell office:value-type="float" office:value="18.6577">
                <text:p>18.6577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077">
                <text:p>4.73077</text:p>
              </table:table-cell>
              <table:table-cell office:value-type="float" office:value="9.27885">
                <text:p>9.27885</text:p>
              </table:table-cell>
              <table:table-cell office:value-type="float" office:value="10.7115">
                <text:p>10.7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572">
                <text:p>24.4572</text:p>
              </table:table-cell>
              <table:table-cell office:value-type="float" office:value="26.0629">
                <text:p>26.0629</text:p>
              </table:table-cell>
              <table:table-cell office:value-type="float" office:value="27.0966">
                <text:p>27.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51">
                <text:p>16.6751</text:p>
              </table:table-cell>
              <table:table-cell office:value-type="float" office:value="16.5106">
                <text:p>16.5106</text:p>
              </table:table-cell>
              <table:table-cell office:value-type="float" office:value="16.5837">
                <text:p>16.5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591">
                <text:p>16.9591</text:p>
              </table:table-cell>
              <table:table-cell office:value-type="float" office:value="13.7899">
                <text:p>13.7899</text:p>
              </table:table-cell>
              <table:table-cell office:value-type="float" office:value="12.5833">
                <text:p>12.58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cm" svg:height="6.733cm" xlink:href=".." xlink:type="simple" chart:class="chart:line" chart:style-name="ch1">
        <chart:legend chart:legend-position="end" svg:x="9.118cm" svg:y="2.569cm" style:legend-expansion="high" chart:style-name="ch2"/>
        <chart:plot-area chart:style-name="ch3" table:cell-range-address="ratio.R150:ratio.T163" svg:x="0.239cm" svg:y="0.134cm" svg:width="8.64cm" svg:height="6.465cm">
          <chartooo:coordinate-region svg:x="0.86cm" svg:y="0.333cm" svg:width="7.832cm" svg:height="5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50:ratio.R163" chart:class="chart:line">
            <chart:data-point chart:repeated="14"/>
          </chart:series>
          <chart:series chart:style-name="ch7" chart:values-cell-range-address="ratio.S150:ratio.S163" chart:class="chart:line">
            <chart:data-point chart:repeated="14"/>
          </chart:series>
          <chart:series chart:style-name="ch8" chart:values-cell-range-address="ratio.T150:ratio.T16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096">
                <text:p>15.1096</text:p>
                <draw:g>
                  <svg:desc>ratio.R150:ratio.R163</svg:desc>
                </draw:g>
              </table:table-cell>
              <table:table-cell office:value-type="float" office:value="15.1668">
                <text:p>15.1668</text:p>
                <draw:g>
                  <svg:desc>ratio.S150:ratio.S163</svg:desc>
                </draw:g>
              </table:table-cell>
              <table:table-cell office:value-type="float" office:value="14.9772">
                <text:p>14.9772</text:p>
                <draw:g>
                  <svg:desc>ratio.T150:ratio.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8991">
                <text:p>8.38991</text:p>
              </table:table-cell>
              <table:table-cell office:value-type="float" office:value="8.6463">
                <text:p>8.6463</text:p>
              </table:table-cell>
              <table:table-cell office:value-type="float" office:value="8.57162">
                <text:p>8.5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812">
                <text:p>16.4812</text:p>
              </table:table-cell>
              <table:table-cell office:value-type="float" office:value="16.5735">
                <text:p>16.5735</text:p>
              </table:table-cell>
              <table:table-cell office:value-type="float" office:value="16.3696">
                <text:p>16.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642">
                <text:p>20.9642</text:p>
              </table:table-cell>
              <table:table-cell office:value-type="float" office:value="21.3018">
                <text:p>21.3018</text:p>
              </table:table-cell>
              <table:table-cell office:value-type="float" office:value="21.3109">
                <text:p>21.3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797">
                <text:p>7.58797</text:p>
              </table:table-cell>
              <table:table-cell office:value-type="float" office:value="10.0334">
                <text:p>10.0334</text:p>
              </table:table-cell>
              <table:table-cell office:value-type="float" office:value="9.71492">
                <text:p>9.7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185">
                <text:p>12.0185</text:p>
              </table:table-cell>
              <table:table-cell office:value-type="float" office:value="12.1019">
                <text:p>12.1019</text:p>
              </table:table-cell>
              <table:table-cell office:value-type="float" office:value="12.1139">
                <text:p>12.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615">
                <text:p>20.3615</text:p>
              </table:table-cell>
              <table:table-cell office:value-type="float" office:value="20.4925">
                <text:p>20.4925</text:p>
              </table:table-cell>
              <table:table-cell office:value-type="float" office:value="20.4125">
                <text:p>20.4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169">
                <text:p>22.0169</text:p>
              </table:table-cell>
              <table:table-cell office:value-type="float" office:value="21.6208">
                <text:p>21.6208</text:p>
              </table:table-cell>
              <table:table-cell office:value-type="float" office:value="21.6835">
                <text:p>21.6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8">
                <text:p>16.78</text:p>
              </table:table-cell>
              <table:table-cell office:value-type="float" office:value="17.6079">
                <text:p>17.6079</text:p>
              </table:table-cell>
              <table:table-cell office:value-type="float" office:value="17.4975">
                <text:p>17.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8769">
                <text:p>48.8769</text:p>
              </table:table-cell>
              <table:table-cell office:value-type="float" office:value="51.109">
                <text:p>51.109</text:p>
              </table:table-cell>
              <table:table-cell office:value-type="float" office:value="50.3857">
                <text:p>50.3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9875">
                <text:p>16.9875</text:p>
              </table:table-cell>
              <table:table-cell office:value-type="float" office:value="16.1083">
                <text:p>16.1083</text:p>
              </table:table-cell>
              <table:table-cell office:value-type="float" office:value="15.959">
                <text:p>15.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573">
                <text:p>18.2573</text:p>
              </table:table-cell>
              <table:table-cell office:value-type="float" office:value="18.1019">
                <text:p>18.1019</text:p>
              </table:table-cell>
              <table:table-cell office:value-type="float" office:value="18.1316">
                <text:p>18.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0724">
                <text:p>28.0724</text:p>
              </table:table-cell>
              <table:table-cell office:value-type="float" office:value="27.7378">
                <text:p>27.7378</text:p>
              </table:table-cell>
              <table:table-cell office:value-type="float" office:value="27.8846">
                <text:p>27.8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344">
                <text:p>14.1344</text:p>
              </table:table-cell>
              <table:table-cell office:value-type="float" office:value="15.1846">
                <text:p>15.1846</text:p>
              </table:table-cell>
              <table:table-cell office:value-type="float" office:value="15.1903">
                <text:p>15.19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67:corr.B74</svg:desc>
                </draw:g>
              </table:table-cell>
              <table:table-cell office:value-type="float" office:value="0.226770353442628">
                <text:p>0.226770353442628</text:p>
                <draw:g>
                  <svg:desc>corr.C67:corr.C74</svg:desc>
                </draw:g>
              </table:table-cell>
              <table:table-cell office:value-type="float" office:value="0.202174835271484">
                <text:p>0.202174835271484</text:p>
                <draw:g>
                  <svg:desc>corr.D67:corr.D74</svg:desc>
                </draw:g>
              </table:table-cell>
              <table:table-cell office:value-type="float" office:value="0.189617583927682">
                <text:p>0.189617583927682</text:p>
                <draw:g>
                  <svg:desc>corr.E67:corr.E74</svg:desc>
                </draw:g>
              </table:table-cell>
              <table:table-cell office:value-type="float" office:value="0.222154889787673">
                <text:p>0.222154889787673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204632685234826">
                <text:p>0.204632685234826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81607654752">
                <text:p>0.670581607654752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69453022728513">
                <text:p>0.6945302272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685054011167">
                <text:p>0.683685054011167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69445879934677">
                <text:p>0.669445879934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41178241815">
                <text:p>0.7424117824181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7326518261726">
                <text:p>0.7732651826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758700300136">
                <text:p>0.547758700300136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31798352956214">
                <text:p>0.5317983529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96915969952">
                <text:p>0.35996915969952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19988315436631">
                <text:p>0.419988315436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158955423739">
                <text:p>0.65615895542373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60148882370544">
                <text:p>0.601488823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40365812736">
                <text:p>0.69540365812736</text:p>
              </table:table-cell>
              <table:table-cell office:value-type="float" office:value="0.709605239021846">
                <text:p>0.709605239021846</text:p>
              </table:table-cell>
              <table:table-cell office:value-type="float" office:value="0.704784090220098">
                <text:p>0.704784090220098</text:p>
              </table:table-cell>
              <table:table-cell office:value-type="float" office:value="0.717467371522223">
                <text:p>0.717467371522223</text:p>
              </table:table-cell>
              <table:table-cell office:value-type="float" office:value="0.710050726849982">
                <text:p>0.710050726849982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77:corr.B84</svg:desc>
                </draw:g>
              </table:table-cell>
              <table:table-cell office:value-type="float" office:value="0.31951097065926">
                <text:p>0.31951097065926</text:p>
                <draw:g>
                  <svg:desc>corr.C77:corr.C84</svg:desc>
                </draw:g>
              </table:table-cell>
              <table:table-cell office:value-type="float" office:value="0.24093485867693">
                <text:p>0.24093485867693</text:p>
                <draw:g>
                  <svg:desc>corr.D77:corr.D84</svg:desc>
                </draw:g>
              </table:table-cell>
              <table:table-cell office:value-type="float" office:value="0.222123360937788">
                <text:p>0.222123360937788</text:p>
                <draw:g>
                  <svg:desc>corr.E77:corr.E84</svg:desc>
                </draw:g>
              </table:table-cell>
              <table:table-cell office:value-type="float" office:value="0.23915228001229">
                <text:p>0.23915228001229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313683891025471">
                <text:p>0.313683891025471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2191768316279">
                <text:p>0.7321917683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21639962423725">
                <text:p>0.216399624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60150270586929">
                <text:p>0.7601502705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6818455493354">
                <text:p>0.61681845549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61193994246667">
                <text:p>0.36119399424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0423022367637">
                <text:p>0.4042302236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729256455004415">
                <text:p>0.729256455004415</text:p>
              </table:table-cell>
              <table:table-cell office:value-type="float" office:value="0.591960909160966">
                <text:p>0.591960909160966</text:p>
              </table:table-cell>
              <table:table-cell office:value-type="float" office:value="0.608378871771535">
                <text:p>0.608378871771535</text:p>
              </table:table-cell>
              <table:table-cell office:value-type="float" office:value="0.597829224701221">
                <text:p>0.597829224701221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23cm" svg:height="4.569cm" xlink:href=".." xlink:type="simple" chart:class="chart:line" chart:style-name="ch1">
        <chart:legend chart:legend-position="end" svg:x="5.271cm" svg:y="1.487cm" style:legend-expansion="high" chart:style-name="ch2"/>
        <chart:plot-area chart:style-name="ch3" table:cell-range-address="ratio.R3:ratio.T14" svg:x="0.162cm" svg:y="0.091cm" svg:width="4.947cm" svg:height="4.387cm">
          <chartooo:coordinate-region svg:x="0.969cm" svg:y="0.29cm" svg:width="3.953cm" svg:height="3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:ratio.R14" chart:class="chart:line">
            <chart:data-point chart:repeated="12"/>
          </chart:series>
          <chart:series chart:style-name="ch7" chart:values-cell-range-address="ratio.S3:ratio.S14" chart:class="chart:line">
            <chart:data-point chart:repeated="12"/>
          </chart:series>
          <chart:series chart:style-name="ch8" chart:values-cell-range-address="ratio.T3:ratio.T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7662">
                <text:p>61.7662</text:p>
                <draw:g>
                  <svg:desc>ratio.R3:ratio.R14</svg:desc>
                </draw:g>
              </table:table-cell>
              <table:table-cell office:value-type="float" office:value="69.416">
                <text:p>69.416</text:p>
                <draw:g>
                  <svg:desc>ratio.S3:ratio.S14</svg:desc>
                </draw:g>
              </table:table-cell>
              <table:table-cell office:value-type="float" office:value="73.1055">
                <text:p>73.1055</text:p>
                <draw:g>
                  <svg:desc>ratio.T3:ratio.T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7827">
                <text:p>37.7827</text:p>
              </table:table-cell>
              <table:table-cell office:value-type="float" office:value="49.8902">
                <text:p>49.8902</text:p>
              </table:table-cell>
              <table:table-cell office:value-type="float" office:value="52.003">
                <text:p>52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0994">
                <text:p>46.0994</text:p>
              </table:table-cell>
              <table:table-cell office:value-type="float" office:value="53.174">
                <text:p>53.174</text:p>
              </table:table-cell>
              <table:table-cell office:value-type="float" office:value="56.7047">
                <text:p>56.7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3115">
                <text:p>39.3115</text:p>
              </table:table-cell>
              <table:table-cell office:value-type="float" office:value="44.5016">
                <text:p>44.5016</text:p>
              </table:table-cell>
              <table:table-cell office:value-type="float" office:value="46.9279">
                <text:p>46.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4794">
                <text:p>45.4794</text:p>
              </table:table-cell>
              <table:table-cell office:value-type="float" office:value="61.1252">
                <text:p>61.125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0933">
                <text:p>58.0933</text:p>
              </table:table-cell>
              <table:table-cell office:value-type="float" office:value="67.6048">
                <text:p>67.6048</text:p>
              </table:table-cell>
              <table:table-cell office:value-type="float" office:value="73.029">
                <text:p>73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7938">
                <text:p>45.7938</text:p>
              </table:table-cell>
              <table:table-cell office:value-type="float" office:value="54.7694">
                <text:p>54.7694</text:p>
              </table:table-cell>
              <table:table-cell office:value-type="float" office:value="58.8568">
                <text:p>58.8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155">
                <text:p>41.2155</text:p>
              </table:table-cell>
              <table:table-cell office:value-type="float" office:value="50.874">
                <text:p>50.874</text:p>
              </table:table-cell>
              <table:table-cell office:value-type="float" office:value="54.8196">
                <text:p>54.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2053">
                <text:p>62.2053</text:p>
              </table:table-cell>
              <table:table-cell office:value-type="float" office:value="90.8499">
                <text:p>90.8499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7838">
                <text:p>67.7838</text:p>
              </table:table-cell>
              <table:table-cell office:value-type="float" office:value="92.6865">
                <text:p>92.6865</text:p>
              </table:table-cell>
              <table:table-cell office:value-type="float" office:value="105.972">
                <text:p>105.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9107">
                <text:p>52.9107</text:p>
              </table:table-cell>
              <table:table-cell office:value-type="float" office:value="56.2902">
                <text:p>56.2902</text:p>
              </table:table-cell>
              <table:table-cell office:value-type="float" office:value="59.6808">
                <text:p>59.6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445">
                <text:p>60.445</text:p>
              </table:table-cell>
              <table:table-cell office:value-type="float" office:value="73.4647">
                <text:p>73.4647</text:p>
              </table:table-cell>
              <table:table-cell office:value-type="float" office:value="84.9721">
                <text:p>84.9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99cm" svg:height="5.456cm" xlink:href=".." xlink:type="simple" chart:class="chart:line" chart:style-name="ch1">
        <chart:legend chart:legend-position="end" svg:x="6.847cm" svg:y="1.931cm" style:legend-expansion="high" chart:style-name="ch2"/>
        <chart:plot-area chart:style-name="ch3" table:cell-range-address="ratio.R18:ratio.T28" svg:x="0.193cm" svg:y="0.109cm" svg:width="6.461cm" svg:height="5.238cm">
          <chartooo:coordinate-region svg:x="1cm" svg:y="0.308cm" svg:width="5.468cm" svg:height="4.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8:ratio.R28" chart:class="chart:line">
            <chart:data-point chart:repeated="11"/>
          </chart:series>
          <chart:series chart:style-name="ch7" chart:values-cell-range-address="ratio.S18:ratio.S28" chart:class="chart:line">
            <chart:data-point chart:repeated="11"/>
          </chart:series>
          <chart:series chart:style-name="ch8" chart:values-cell-range-address="ratio.T18:ratio.T2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337">
                <text:p>19.4337</text:p>
                <draw:g>
                  <svg:desc>ratio.R18:ratio.R28</svg:desc>
                </draw:g>
              </table:table-cell>
              <table:table-cell office:value-type="float" office:value="21.5789">
                <text:p>21.5789</text:p>
                <draw:g>
                  <svg:desc>ratio.S18:ratio.S28</svg:desc>
                </draw:g>
              </table:table-cell>
              <table:table-cell office:value-type="float" office:value="19.9893">
                <text:p>19.9893</text:p>
                <draw:g>
                  <svg:desc>ratio.T18:ratio.T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586">
                <text:p>23.0586</text:p>
              </table:table-cell>
              <table:table-cell office:value-type="float" office:value="20.0176">
                <text:p>20.0176</text:p>
              </table:table-cell>
              <table:table-cell office:value-type="float" office:value="18.3672">
                <text:p>18.3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209">
                <text:p>26.4209</text:p>
              </table:table-cell>
              <table:table-cell office:value-type="float" office:value="27.3024">
                <text:p>27.3024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566">
                <text:p>57.2566</text:p>
              </table:table-cell>
              <table:table-cell office:value-type="float" office:value="67.2035">
                <text:p>67.2035</text:p>
              </table:table-cell>
              <table:table-cell office:value-type="float" office:value="75.531">
                <text:p>75.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43">
                <text:p>47.0843</text:p>
              </table:table-cell>
              <table:table-cell office:value-type="float" office:value="56.5888">
                <text:p>56.5888</text:p>
              </table:table-cell>
              <table:table-cell office:value-type="float" office:value="68.8586">
                <text:p>68.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312">
                <text:p>48.8312</text:p>
              </table:table-cell>
              <table:table-cell office:value-type="float" office:value="58.804">
                <text:p>58.804</text:p>
              </table:table-cell>
              <table:table-cell office:value-type="float" office:value="70.2916">
                <text:p>70.2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633">
                <text:p>46.6633</text:p>
              </table:table-cell>
              <table:table-cell office:value-type="float" office:value="58.3989">
                <text:p>58.3989</text:p>
              </table:table-cell>
              <table:table-cell office:value-type="float" office:value="70.5369">
                <text:p>70.5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0968">
                <text:p>38.0968</text:p>
              </table:table-cell>
              <table:table-cell office:value-type="float" office:value="59.0376">
                <text:p>59.0376</text:p>
              </table:table-cell>
              <table:table-cell office:value-type="float" office:value="67.5708">
                <text:p>67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125">
                <text:p>46.125</text:p>
              </table:table-cell>
              <table:table-cell office:value-type="float" office:value="56.9408">
                <text:p>56.9408</text:p>
              </table:table-cell>
              <table:table-cell office:value-type="float" office:value="66.4408">
                <text:p>66.4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09">
                <text:p>7.409</text:p>
              </table:table-cell>
              <table:table-cell office:value-type="float" office:value="-9.21063">
                <text:p>-9.21063</text:p>
              </table:table-cell>
              <table:table-cell office:value-type="float" office:value="-14.7812">
                <text:p>-14.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1381">
                <text:p>32.1381</text:p>
              </table:table-cell>
              <table:table-cell office:value-type="float" office:value="32.1857">
                <text:p>32.1857</text:p>
              </table:table-cell>
              <table:table-cell office:value-type="float" office:value="34.6564">
                <text:p>34.6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